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619cm"/>
    </style:style>
    <style:style style:name="co3" style:family="table-column">
      <style:table-column-properties fo:break-before="auto" style:column-width="4.5cm"/>
    </style:style>
    <style:style style:name="co4" style:family="table-column">
      <style:table-column-properties fo:break-before="auto" style:column-width="8.57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7" office:value-type="string" calcext:value-type="string">
            <text:p>Test</text:p>
          </table:table-cell>
          <table:table-cell table:style-name="ce7" office:value-type="string" calcext:value-type="string">
            <text:p>Test Name</text:p>
          </table:table-cell>
          <table:table-cell table:style-name="ce7"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 and read from Employee Database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atabase Event Handlers and Idle disconnec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base Information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andling of data types up to Firebird 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rebird 4 Data Type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ulti-Database Transactio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se of ISQL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BDataset: Locate, Bookmark and Lookup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Extract DDL from example Employee Database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reate Database from SQL Script and Extract SQL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vent Handling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est use of Services Connection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se of ISQLMonitor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pen and read from Employee Database with ISQLMonitor and external monitor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BStored Proc with packages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IBTable in master/detail relationship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IBDataset tests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ched Update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IBDataset Master/Detail Queries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BUpdateSQL Tests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ig Dataset test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IBUpdate Tests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ransliteration Tests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B Parser Tests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IBTable Tes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IBXScript data out and exceptional conditions</text:p>
          </table:table-cell>
          <table:table-cell table:number-columns-repeated="102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reate, bring up-to-date and read from local database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reate local database from script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 Cases" table:style-name="ta1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number-columns-repeated="29" table:default-cell-style-name="ce12"/>
        <table:table-column table:style-name="co1" table:number-columns-repeated="991" table:default-cell-style-name="Default"/>
        <table:table-row table:style-name="ro1">
          <table:table-cell table:style-name="ce14" office:value-type="string" calcext:value-type="string">
            <text:p>Objective</text:p>
          </table:table-cell>
          <table:table-cell table:style-name="ce14" office:value-type="string" calcext:value-type="string">
            <text:p>Class</text:p>
          </table:table-cell>
          <table:table-cell table:style-name="ce14" office:value-type="string" calcext:value-type="string">
            <text:p>Feature</text:p>
          </table:table-cell>
          <table:table-cell table:style-name="ce14" office:value-type="string" calcext:value-type="string">
            <text:p>Coverage</text:p>
          </table:table-cell>
          <table:table-cell table:style-name="ce14" office:value-type="string" calcext:value-type="string">
            <text:p>Test 01</text:p>
          </table:table-cell>
          <table:table-cell table:style-name="ce14" office:value-type="string" calcext:value-type="string">
            <text:p>Test 02</text:p>
          </table:table-cell>
          <table:table-cell table:style-name="ce14" office:value-type="string" calcext:value-type="string">
            <text:p>Test 03</text:p>
          </table:table-cell>
          <table:table-cell table:style-name="ce14" office:value-type="string" calcext:value-type="string">
            <text:p>Test 04</text:p>
          </table:table-cell>
          <table:table-cell table:style-name="ce14" office:value-type="string" calcext:value-type="string">
            <text:p>Test 05</text:p>
          </table:table-cell>
          <table:table-cell table:style-name="ce14" office:value-type="string" calcext:value-type="string">
            <text:p>Test 06</text:p>
          </table:table-cell>
          <table:table-cell table:style-name="ce14" office:value-type="string" calcext:value-type="string">
            <text:p>Test 07</text:p>
          </table:table-cell>
          <table:table-cell table:style-name="ce14" office:value-type="string" calcext:value-type="string">
            <text:p>Test 08</text:p>
          </table:table-cell>
          <table:table-cell table:style-name="ce14" office:value-type="string" calcext:value-type="string">
            <text:p>Test 09</text:p>
          </table:table-cell>
          <table:table-cell table:style-name="ce14" office:value-type="string" calcext:value-type="string">
            <text:p>Test 10</text:p>
          </table:table-cell>
          <table:table-cell table:style-name="ce14" office:value-type="string" calcext:value-type="string">
            <text:p>Test 11</text:p>
          </table:table-cell>
          <table:table-cell table:style-name="ce14" office:value-type="string" calcext:value-type="string">
            <text:p>Test 12</text:p>
          </table:table-cell>
          <table:table-cell table:style-name="ce14" office:value-type="string" calcext:value-type="string">
            <text:p>Test 13</text:p>
          </table:table-cell>
          <table:table-cell table:style-name="ce14" office:value-type="string" calcext:value-type="string">
            <text:p>Test 14</text:p>
          </table:table-cell>
          <table:table-cell table:style-name="ce14" office:value-type="string" calcext:value-type="string">
            <text:p>Test 15</text:p>
          </table:table-cell>
          <table:table-cell table:style-name="ce14" office:value-type="string" calcext:value-type="string">
            <text:p>Test 16</text:p>
          </table:table-cell>
          <table:table-cell table:style-name="ce14" office:value-type="string" calcext:value-type="string">
            <text:p>Test 17</text:p>
          </table:table-cell>
          <table:table-cell table:style-name="ce14" office:value-type="string" calcext:value-type="string">
            <text:p>Test 18</text:p>
          </table:table-cell>
          <table:table-cell table:style-name="ce14" office:value-type="string" calcext:value-type="string">
            <text:p>Test 19</text:p>
          </table:table-cell>
          <table:table-cell table:style-name="ce14" office:value-type="string" calcext:value-type="string">
            <text:p>Test 20</text:p>
          </table:table-cell>
          <table:table-cell table:style-name="ce14" office:value-type="string" calcext:value-type="string">
            <text:p>Test 21</text:p>
          </table:table-cell>
          <table:table-cell table:style-name="ce14" office:value-type="string" calcext:value-type="string">
            <text:p>Test 22</text:p>
          </table:table-cell>
          <table:table-cell table:style-name="ce14" office:value-type="string" calcext:value-type="string">
            <text:p>Test 23</text:p>
          </table:table-cell>
          <table:table-cell table:style-name="ce14" office:value-type="string" calcext:value-type="string">
            <text:p>Test 24</text:p>
          </table:table-cell>
          <table:table-cell table:style-name="ce14" office:value-type="string" calcext:value-type="string">
            <text:p>Test 25</text:p>
          </table:table-cell>
          <table:table-cell table:style-name="ce14" office:value-type="string" calcext:value-type="string">
            <text:p>Test 26</text:p>
          </table:table-cell>
          <table:table-cell table:style-name="ce14" office:value-type="string" calcext:value-type="string">
            <text:p>Test 27</text:p>
          </table:table-cell>
          <table:table-cell table:style-name="ce14" office:value-type="string" calcext:value-type="string">
            <text:p>Test28</text:p>
          </table:table-cell>
          <table:table-cell table:style-name="ce14"/>
          <table:table-cell table:style-name="ce15" table:number-columns-repeated="991"/>
        </table:table-row>
        <table:table-row table:style-name="ro1">
          <table:table-cell office:value-type="string" calcext:value-type="string">
            <text:p>TC1</text:p>
          </table:table-cell>
          <table:table-cell office:value-type="string" calcext:value-type="string">
            <text:p>TIBDatabase</text:p>
          </table:table-cell>
          <table:table-cell office:value-type="string" calcext:value-type="string">
            <text:p>Connect to Database</text:p>
          </table:table-cell>
          <table:table-cell table:formula="of:=COUNTIF([.E2:.AQ2];&quot;X&quot; )" office:value-type="float" office:value="26" calcext:value-type="float">
            <text:p>26</text:p>
          </table:table-cell>
          <table:table-cell table:number-columns-repeated="16" office:value-type="string" calcext:value-type="string">
            <text:p>X</text:p>
          </table:table-cell>
          <table:table-cell table:number-columns-repeated="6" table:style-name="ce1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3:.AQ3];&quot;X&quot; )" office:value-type="float" office:value="22" calcext:value-type="float">
            <text:p>22</text:p>
          </table:table-cell>
          <table:table-cell table:number-columns-repeated="19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3</text:p>
          </table:table-cell>
          <table:table-cell/>
          <table:table-cell office:value-type="string" calcext:value-type="string">
            <text:p>Reconnect</text:p>
          </table:table-cell>
          <table:table-cell table:formula="of:=COUNTIF([.E4:.AQ4];&quot;X&quot; )"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</text:p>
          </table:table-cell>
          <table:table-cell/>
          <table:table-cell office:value-type="string" calcext:value-type="string">
            <text:p>Create a Database</text:p>
          </table:table-cell>
          <table:table-cell table:formula="of:=COUNTIF([.E5:.AQ5];&quot;X&quot; )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</text:p>
          </table:table-cell>
          <table:table-cell/>
          <table:table-cell office:value-type="string" calcext:value-type="string">
            <text:p>Create a Database on Open (not present)</text:p>
          </table:table-cell>
          <table:table-cell table:formula="of:=COUNTIF([.E6:.AQ6];&quot;X&quot; )" office:value-type="float" office:value="8" calcext:value-type="float">
            <text:p>8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6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7:.AQ7];&quot;X&quot; )" office:value-type="float" office:value="16" calcext:value-type="float">
            <text:p>16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7</text:p>
          </table:table-cell>
          <table:table-cell/>
          <table:table-cell office:value-type="string" calcext:value-type="string">
            <text:p>Set Database Parameters</text:p>
          </table:table-cell>
          <table:table-cell table:formula="of:=COUNTIF([.E8:.AQ8];&quot;X&quot; )" office:value-type="float" office:value="16" calcext:value-type="float">
            <text:p>16</text:p>
          </table:table-cell>
          <table:table-cell table:number-columns-repeated="10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8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9:.AQ9];&quot;X&quot; )" office:value-type="float" office:value="25" calcext:value-type="float">
            <text:p>25</text:p>
          </table:table-cell>
          <table:table-cell table:number-columns-repeated="8" office:value-type="string" calcext:value-type="string">
            <text:p>X</text:p>
          </table:table-cell>
          <table:table-cell/>
          <table:table-cell table:number-columns-repeated="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9</text:p>
          </table:table-cell>
          <table:table-cell/>
          <table:table-cell office:value-type="string" calcext:value-type="string">
            <text:p>Set Wire Compression</text:p>
          </table:table-cell>
          <table:table-cell table:formula="of:=COUNTIF([.E10:.AQ1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0</text:p>
          </table:table-cell>
          <table:table-cell/>
          <table:table-cell office:value-type="string" calcext:value-type="string">
            <text:p>Before/After connect events</text:p>
          </table:table-cell>
          <table:table-cell table:formula="of:=COUNTIF([.E11:.AQ1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1</text:p>
          </table:table-cell>
          <table:table-cell/>
          <table:table-cell office:value-type="string" calcext:value-type="string">
            <text:p>Before/After Disconnect Events</text:p>
          </table:table-cell>
          <table:table-cell table:formula="of:=COUNTIF([.E12:.AQ1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2</text:p>
          </table:table-cell>
          <table:table-cell/>
          <table:table-cell office:value-type="string" calcext:value-type="string">
            <text:p>On Create Database event</text:p>
          </table:table-cell>
          <table:table-cell table:formula="of:=COUNTIF([.E13:.AQ1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3</text:p>
          </table:table-cell>
          <table:table-cell/>
          <table:table-cell office:value-type="string" calcext:value-type="string">
            <text:p>On Idle event</text:p>
          </table:table-cell>
          <table:table-cell table:formula="of:=COUNTIF([.E14:.AQ14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4</text:p>
          </table:table-cell>
          <table:table-cell/>
          <table:table-cell office:value-type="string" calcext:value-type="string">
            <text:p>Dialect SQL Downgrade event</text:p>
          </table:table-cell>
          <table:table-cell table:formula="of:=COUNTIF([.E15:.AQ15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5</text:p>
          </table:table-cell>
          <table:table-cell/>
          <table:table-cell office:value-type="string" calcext:value-type="string">
            <text:p>Configuration Overrides</text:p>
          </table:table-cell>
          <table:table-cell table:formula="of:=COUNTIF([.E16:.AQ16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16</text:p>
          </table:table-cell>
          <table:table-cell/>
          <table:table-cell office:value-type="string" calcext:value-type="string">
            <text:p>Disconnect on Idle</text:p>
          </table:table-cell>
          <table:table-cell table:formula="of:=COUNTIF([.E17:.AQ17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17</text:p>
          </table:table-cell>
          <table:table-cell/>
          <table:table-cell office:value-type="string" calcext:value-type="string">
            <text:p>Set Default SQL Security</text:p>
          </table:table-cell>
          <table:table-cell table:formula="of:=COUNTIF([.E18:.AQ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8</text:p>
          </table:table-cell>
          <table:table-cell office:value-type="string" calcext:value-type="string">
            <text:p>TIBDatabaseInfo</text:p>
          </table:table-cell>
          <table:table-cell office:value-type="string" calcext:value-type="string">
            <text:p>Get Information</text:p>
          </table:table-cell>
          <table:table-cell table:formula="of:=COUNTIF([.E19:.AQ19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</text:p>
          </table:table-cell>
          <table:table-cell/>
          <table:table-cell office:value-type="string" calcext:value-type="string">
            <text:p>Get Counts</text:p>
          </table:table-cell>
          <table:table-cell table:formula="of:=COUNTIF([.E20:.AQ20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20</text:p>
          </table:table-cell>
          <table:table-cell office:value-type="string" calcext:value-type="string">
            <text:p>IBTransaction</text:p>
          </table:table-cell>
          <table:table-cell office:value-type="string" calcext:value-type="string">
            <text:p>Set Transaction Parameters</text:p>
          </table:table-cell>
          <table:table-cell table:formula="of:=COUNTIF([.E21:.AQ21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1</text:p>
          </table:table-cell>
          <table:table-cell/>
          <table:table-cell office:value-type="string" calcext:value-type="string">
            <text:p>Start Transaction (Read Only)</text:p>
          </table:table-cell>
          <table:table-cell table:formula="of:=COUNTIF([.E22:.AQ22];&quot;X&quot; )" office:value-type="float" office:value="12" calcext:value-type="float">
            <text:p>12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22</text:p>
          </table:table-cell>
          <table:table-cell/>
          <table:table-cell office:value-type="string" calcext:value-type="string">
            <text:p>Start Transaction (Read/Write)</text:p>
          </table:table-cell>
          <table:table-cell table:formula="of:=COUNTIF([.E23:.AQ23];&quot;X&quot; )" office:value-type="float" office:value="15" calcext:value-type="float">
            <text:p>15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</text:p>
          </table:table-cell>
          <table:table-cell/>
          <table:table-cell office:value-type="string" calcext:value-type="string">
            <text:p>Commit Transaction</text:p>
          </table:table-cell>
          <table:table-cell table:formula="of:=COUNTIF([.E24:.AQ24];&quot;X&quot; )" office:value-type="float" office:value="20" calcext:value-type="float">
            <text:p>20</text:p>
          </table:table-cell>
          <table:table-cell table:number-columns-repeated="14" office:value-type="string" calcext:value-type="string">
            <text:p>X</text:p>
          </table:table-cell>
          <table:table-cell table:number-columns-repeated="6"/>
          <table:table-cell table:number-columns-repeated="3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4</text:p>
          </table:table-cell>
          <table:table-cell/>
          <table:table-cell office:value-type="string" calcext:value-type="string">
            <text:p>Rollback Transaction</text:p>
          </table:table-cell>
          <table:table-cell table:formula="of:=COUNTIF([.E25:.AQ25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25</text:p>
          </table:table-cell>
          <table:table-cell/>
          <table:table-cell office:value-type="string" calcext:value-type="string">
            <text:p>Commit Retaining</text:p>
          </table:table-cell>
          <table:table-cell table:formula="of:=COUNTIF([.E26:.AQ2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6</text:p>
          </table:table-cell>
          <table:table-cell/>
          <table:table-cell office:value-type="string" calcext:value-type="string">
            <text:p>Rollback Retaining</text:p>
          </table:table-cell>
          <table:table-cell table:formula="of:=COUNTIF([.E27:.AQ2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27</text:p>
          </table:table-cell>
          <table:table-cell/>
          <table:table-cell office:value-type="string" calcext:value-type="string">
            <text:p>Multi-Database Transaction</text:p>
          </table:table-cell>
          <table:table-cell table:formula="of:=COUNTIF([.E28:.AQ2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8</text:p>
          </table:table-cell>
          <table:table-cell/>
          <table:table-cell office:value-type="string" calcext:value-type="string">
            <text:p>End Transaction on Idle</text:p>
          </table:table-cell>
          <table:table-cell table:formula="of:=COUNTIF([.E29:.AQ29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29</text:p>
          </table:table-cell>
          <table:table-cell/>
          <table:table-cell office:value-type="string" calcext:value-type="string">
            <text:p>Start Transaction Event</text:p>
          </table:table-cell>
          <table:table-cell table:formula="of:=COUNTIF([.E30:.AQ3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0</text:p>
          </table:table-cell>
          <table:table-cell/>
          <table:table-cell office:value-type="string" calcext:value-type="string">
            <text:p>Before/After Transaction End event</text:p>
          </table:table-cell>
          <table:table-cell table:formula="of:=COUNTIF([.E31:.AQ3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31</text:p>
          </table:table-cell>
          <table:table-cell/>
          <table:table-cell office:value-type="string" calcext:value-type="string">
            <text:p>Database Edit/Insert/Post events</text:p>
          </table:table-cell>
          <table:table-cell table:formula="of:=COUNTIF([.E32:.AQ3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32</text:p>
          </table:table-cell>
          <table:table-cell office:value-type="string" calcext:value-type="string">
            <text:p>TIBEvents</text:p>
          </table:table-cell>
          <table:table-cell office:value-type="string" calcext:value-type="string">
            <text:p>Register Event Before Database Open</text:p>
          </table:table-cell>
          <table:table-cell table:formula="of:=COUNTIF([.E33:.AQ33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3</text:p>
          </table:table-cell>
          <table:table-cell/>
          <table:table-cell office:value-type="string" calcext:value-type="string">
            <text:p>Register Event After Database Open</text:p>
          </table:table-cell>
          <table:table-cell table:formula="of:=COUNTIF([.E34:.AQ34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4</text:p>
          </table:table-cell>
          <table:table-cell/>
          <table:table-cell office:value-type="string" calcext:value-type="string">
            <text:p>Unregister Event</text:p>
          </table:table-cell>
          <table:table-cell table:formula="of:=COUNTIF([.E35:.AQ35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5</text:p>
          </table:table-cell>
          <table:table-cell/>
          <table:table-cell office:value-type="string" calcext:value-type="string">
            <text:p>Handle Event</text:p>
          </table:table-cell>
          <table:table-cell table:formula="of:=COUNTIF([.E36:.AQ36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36</text:p>
          </table:table-cell>
          <table:table-cell office:value-type="string" calcext:value-type="string">
            <text:p>TIBSQL</text:p>
          </table:table-cell>
          <table:table-cell office:value-type="string" calcext:value-type="string">
            <text:p>Set Named Parameters</text:p>
          </table:table-cell>
          <table:table-cell table:formula="of:=COUNTIF([.E37:.AQ3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7</text:p>
          </table:table-cell>
          <table:table-cell/>
          <table:table-cell office:value-type="string" calcext:value-type="string">
            <text:p>Set Positional Parameters</text:p>
          </table:table-cell>
          <table:table-cell table:formula="of:=COUNTIF([.E38:.AQ38];&quot;X&quot; )"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38</text:p>
          </table:table-cell>
          <table:table-cell/>
          <table:table-cell office:value-type="string" calcext:value-type="string">
            <text:p>Exec Select Query</text:p>
          </table:table-cell>
          <table:table-cell table:formula="of:=COUNTIF([.E39:.AQ39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39</text:p>
          </table:table-cell>
          <table:table-cell/>
          <table:table-cell office:value-type="string" calcext:value-type="string">
            <text:p>Get Select query results</text:p>
          </table:table-cell>
          <table:table-cell table:formula="of:=COUNTIF([.E40:.AQ40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Default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40</text:p>
          </table:table-cell>
          <table:table-cell/>
          <table:table-cell office:value-type="string" calcext:value-type="string">
            <text:p>Exec Insert/Update</text:p>
          </table:table-cell>
          <table:table-cell table:formula="of:=COUNTIF([.E41:.AQ41];&quot;X&quot; )" office:value-type="float" office:value="3" calcext:value-type="float">
            <text:p>3</text:p>
          </table:table-cell>
          <table:table-cell table:number-columns-repeated="20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41</text:p>
          </table:table-cell>
          <table:table-cell/>
          <table:table-cell office:value-type="string" calcext:value-type="string">
            <text:p>Exec Insert/Update Query Returning</text:p>
          </table:table-cell>
          <table:table-cell table:formula="of:=COUNTIF([.E42:.AQ4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2</text:p>
          </table:table-cell>
          <table:table-cell/>
          <table:table-cell office:value-type="string" calcext:value-type="string">
            <text:p>Exec Stored Procedure – no results</text:p>
          </table:table-cell>
          <table:table-cell table:formula="of:=COUNTIF([.E43:.AQ43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3</text:p>
          </table:table-cell>
          <table:table-cell/>
          <table:table-cell office:value-type="string" calcext:value-type="string">
            <text:p>Exec Stored Procedure – with results</text:p>
          </table:table-cell>
          <table:table-cell table:formula="of:=COUNTIF([.E44:.AQ44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4</text:p>
          </table:table-cell>
          <table:table-cell/>
          <table:table-cell office:value-type="string" calcext:value-type="string">
            <text:p>Exec DDL</text:p>
          </table:table-cell>
          <table:table-cell table:formula="of:=COUNTIF([.E45:.AQ45];&quot;X&quot; )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45</text:p>
          </table:table-cell>
          <table:table-cell/>
          <table:table-cell office:value-type="string" calcext:value-type="string">
            <text:p>Show Plan</text:p>
          </table:table-cell>
          <table:table-cell table:formula="of:=COUNTIF([.E46:.AQ46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6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47:.AQ47];&quot;X&quot; 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47</text:p>
          </table:table-cell>
          <table:table-cell office:value-type="string" calcext:value-type="string">
            <text:p>TIBDataset</text:p>
          </table:table-cell>
          <table:table-cell office:value-type="string" calcext:value-type="string">
            <text:p>Open a Dataset</text:p>
          </table:table-cell>
          <table:table-cell table:formula="of:=COUNTIF([.E48:.AQ48];&quot;X&quot; )"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8</text:p>
          </table:table-cell>
          <table:table-cell/>
          <table:table-cell office:value-type="string" calcext:value-type="string">
            <text:p>Open auto activate transaction</text:p>
          </table:table-cell>
          <table:table-cell table:formula="of:=COUNTIF([.E49:.AQ49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49</text:p>
          </table:table-cell>
          <table:table-cell/>
          <table:table-cell office:value-type="string" calcext:value-type="string">
            <text:p>Open auto open database</text:p>
          </table:table-cell>
          <table:table-cell table:formula="of:=COUNTIF([.E50:.AQ50];&quot;X&quot; )"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0</text:p>
          </table:table-cell>
          <table:table-cell/>
          <table:table-cell office:value-type="string" calcext:value-type="string">
            <text:p>Close a Dataset (explicit)</text:p>
          </table:table-cell>
          <table:table-cell table:formula="of:=COUNTIF([.E51:.AQ51];&quot;X&quot; 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51</text:p>
          </table:table-cell>
          <table:table-cell/>
          <table:table-cell office:value-type="string" calcext:value-type="string">
            <text:p>Close a DataSet (implicit)</text:p>
          </table:table-cell>
          <table:table-cell table:formula="of:=COUNTIF([.E52:.AQ52];&quot;X&quot; )"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2</text:p>
          </table:table-cell>
          <table:table-cell/>
          <table:table-cell office:value-type="string" calcext:value-type="string">
            <text:p>AutoCommit Transaction</text:p>
          </table:table-cell>
          <table:table-cell table:formula="of:=COUNTIF([.E53:.AQ53];&quot;X&quot; 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53</text:p>
          </table:table-cell>
          <table:table-cell/>
          <table:table-cell office:value-type="string" calcext:value-type="string">
            <text:p>Save On Close</text:p>
          </table:table-cell>
          <table:table-cell table:formula="of:=COUNTIF([.E54:.AQ54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54</text:p>
          </table:table-cell>
          <table:table-cell/>
          <table:table-cell office:value-type="string" calcext:value-type="string">
            <text:p>Set Parameter values before open</text:p>
          </table:table-cell>
          <table:table-cell table:formula="of:=COUNTIF([.E55:.AQ55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5</text:p>
          </table:table-cell>
          <table:table-cell/>
          <table:table-cell office:value-type="string" calcext:value-type="string">
            <text:p>Parse and Update SQL before open</text:p>
          </table:table-cell>
          <table:table-cell table:formula="of:=COUNTIF([.E56:.AQ56];&quot;X&quot; 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56</text:p>
          </table:table-cell>
          <table:table-cell/>
          <table:table-cell office:value-type="string" calcext:value-type="string">
            <text:p>Read dataset rows unidirectional</text:p>
          </table:table-cell>
          <table:table-cell table:formula="of:=COUNTIF([.E57:.AQ57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57</text:p>
          </table:table-cell>
          <table:table-cell/>
          <table:table-cell office:value-type="string" calcext:value-type="string">
            <text:p>Read Dataset rows bi-directional</text:p>
          </table:table-cell>
          <table:table-cell table:formula="of:=COUNTIF([.E58:.AQ58];&quot;X&quot; )" office:value-type="float" office:value="14" calcext:value-type="float">
            <text:p>14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58</text:p>
          </table:table-cell>
          <table:table-cell/>
          <table:table-cell office:value-type="string" calcext:value-type="string">
            <text:p>Goto Bookmark</text:p>
          </table:table-cell>
          <table:table-cell table:formula="of:=COUNTIF([.E59:.AQ59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/>
          <table:table-cell office:value-type="string" calcext:value-type="string">
            <text:p>Locate – single field</text:p>
          </table:table-cell>
          <table:table-cell table:formula="of:=COUNTIF([.E60:.AQ60];&quot;X&quot; 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60</text:p>
          </table:table-cell>
          <table:table-cell/>
          <table:table-cell office:value-type="string" calcext:value-type="string">
            <text:p>Locate – multi filed</text:p>
          </table:table-cell>
          <table:table-cell table:formula="of:=COUNTIF([.E61:.AQ61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1</text:p>
          </table:table-cell>
          <table:table-cell/>
          <table:table-cell office:value-type="string" calcext:value-type="string">
            <text:p>Lookup fields</text:p>
          </table:table-cell>
          <table:table-cell table:formula="of:=COUNTIF([.E62:.AQ62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2</text:p>
          </table:table-cell>
          <table:table-cell/>
          <table:table-cell office:value-type="string" calcext:value-type="string">
            <text:p>Insert using generator (on new record)</text:p>
          </table:table-cell>
          <table:table-cell table:formula="of:=COUNTIF([.E63:.AQ63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64:.AQ6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65:.AQ65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5</text:p>
          </table:table-cell>
          <table:table-cell/>
          <table:table-cell office:value-type="string" calcext:value-type="string">
            <text:p>Update</text:p>
          </table:table-cell>
          <table:table-cell table:formula="of:=COUNTIF([.E66:.AQ66];&quot;X&quot; )" office:value-type="float" office:value="4" calcext:value-type="float">
            <text:p>4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6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67:.AQ67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7</text:p>
          </table:table-cell>
          <table:table-cell/>
          <table:table-cell office:value-type="string" calcext:value-type="string">
            <text:p>Forced Refresh</text:p>
          </table:table-cell>
          <table:table-cell table:formula="of:=COUNTIF([.E68:.AQ68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68</text:p>
          </table:table-cell>
          <table:table-cell/>
          <table:table-cell office:value-type="string" calcext:value-type="string">
            <text:p>Explicit Post Record</text:p>
          </table:table-cell>
          <table:table-cell table:formula="of:=COUNTIF([.E69:.AQ6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69</text:p>
          </table:table-cell>
          <table:table-cell/>
          <table:table-cell office:value-type="string" calcext:value-type="string">
            <text:p>Automatic Post Record</text:p>
          </table:table-cell>
          <table:table-cell table:formula="of:=COUNTIF([.E70:.AQ70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0</text:p>
          </table:table-cell>
          <table:table-cell/>
          <table:table-cell office:value-type="string" calcext:value-type="string">
            <text:p>Validate Post</text:p>
          </table:table-cell>
          <table:table-cell table:formula="of:=COUNTIF([.E71:.AQ7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1</text:p>
          </table:table-cell>
          <table:table-cell/>
          <table:table-cell office:value-type="string" calcext:value-type="string">
            <text:p>Cancel Post</text:p>
          </table:table-cell>
          <table:table-cell table:formula="of:=COUNTIF([.E72:.AQ7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2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73:.AQ73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73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74:.AQ74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4</text:p>
          </table:table-cell>
          <table:table-cell/>
          <table:table-cell office:value-type="string" calcext:value-type="string">
            <text:p>Very Large Datasets</text:p>
          </table:table-cell>
          <table:table-cell table:formula="of:=COUNTIF([.E75:.AQ75];&quot;X&quot; )" office:value-type="float" office:value="1" calcext:value-type="float">
            <text:p>1</text:p>
          </table:table-cell>
          <table:table-cell table:number-columns-repeated="20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TC75</text:p>
          </table:table-cell>
          <table:table-cell/>
          <table:table-cell office:value-type="string" calcext:value-type="string">
            <text:p>Master/Detail – no delay</text:p>
          </table:table-cell>
          <table:table-cell table:formula="of:=COUNTIF([.E76:.AQ7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6</text:p>
          </table:table-cell>
          <table:table-cell/>
          <table:table-cell office:value-type="string" calcext:value-type="string">
            <text:p>Master/Detail with delay</text:p>
          </table:table-cell>
          <table:table-cell table:formula="of:=COUNTIF([.E77:.AQ77];&quot;X&quot; )"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TC77</text:p>
          </table:table-cell>
          <table:table-cell/>
          <table:table-cell office:value-type="string" calcext:value-type="string">
            <text:p>Calculated Fields</text:p>
          </table:table-cell>
          <table:table-cell table:formula="of:=COUNTIF([.E78:.AQ78];&quot;X&quot; 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/>
          <table:table-cell office:value-type="string" calcext:value-type="string">
            <text:p>Before/After Post Events</text:p>
          </table:table-cell>
          <table:table-cell table:formula="of:=COUNTIF([.E79:.AQ79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79</text:p>
          </table:table-cell>
          <table:table-cell/>
          <table:table-cell office:value-type="string" calcext:value-type="string">
            <text:p>Before/After Edit/Insert</text:p>
          </table:table-cell>
          <table:table-cell table:formula="of:=COUNTIF([.E80:.AQ80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0</text:p>
          </table:table-cell>
          <table:table-cell/>
          <table:table-cell office:value-type="string" calcext:value-type="string">
            <text:p>Before/After Delete</text:p>
          </table:table-cell>
          <table:table-cell table:formula="of:=COUNTIF([.E81:.AQ81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1</text:p>
          </table:table-cell>
          <table:table-cell/>
          <table:table-cell office:value-type="string" calcext:value-type="string">
            <text:p>On Post Error</text:p>
          </table:table-cell>
          <table:table-cell table:formula="of:=COUNTIF([.E82:.AQ82];&quot;X&quot; )"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TC82</text:p>
          </table:table-cell>
          <table:table-cell/>
          <table:table-cell office:value-type="string" calcext:value-type="string">
            <text:p>Cached Updates</text:p>
          </table:table-cell>
          <table:table-cell table:formula="of:=COUNTIF([.E83:.AQ83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3</text:p>
          </table:table-cell>
          <table:table-cell/>
          <table:table-cell office:value-type="string" calcext:value-type="string">
            <text:p>Cancelled Cached updates</text:p>
          </table:table-cell>
          <table:table-cell table:formula="of:=COUNTIF([.E84:.AQ84];&quot;X&quot; )"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C84</text:p>
          </table:table-cell>
          <table:table-cell/>
          <table:table-cell office:value-type="string" calcext:value-type="string">
            <text:p>Read dataset with cached updates</text:p>
          </table:table-cell>
          <table:table-cell table:formula="of:=COUNTIF([.E85:.AQ85];&quot;X&quot; )" office:value-type="float" office:value="2" calcext:value-type="float">
            <text:p>2</text:p>
          </table:table-cell>
          <table:table-cell table:number-columns-repeated="1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85</text:p>
          </table:table-cell>
          <table:table-cell/>
          <table:table-cell office:value-type="string" calcext:value-type="string">
            <text:p>Show Statistics</text:p>
          </table:table-cell>
          <table:table-cell table:formula="of:=COUNTIF([.E86:.AQ86];&quot;X&quot; )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86</text:p>
          </table:table-cell>
          <table:table-cell/>
          <table:table-cell office:value-type="string" calcext:value-type="string">
            <text:p>Client side Filtered Dataset</text:p>
          </table:table-cell>
          <table:table-cell table:formula="of:=COUNTIF([.E87:.AQ8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7</text:p>
          </table:table-cell>
          <table:table-cell/>
          <table:table-cell office:value-type="string" calcext:value-type="string">
            <text:p>Server side Filtered Dataset</text:p>
          </table:table-cell>
          <table:table-cell table:formula="of:=COUNTIF([.E88:.AQ8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88</text:p>
          </table:table-cell>
          <table:table-cell/>
          <table:table-cell office:value-type="string" calcext:value-type="string">
            <text:p>Time Zone Text Option</text:p>
          </table:table-cell>
          <table:table-cell table:formula="of:=COUNTIF([.E89:.AQ8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9</text:p>
          </table:table-cell>
          <table:table-cell office:value-type="string" calcext:value-type="string">
            <text:p>TIBQuery</text:p>
          </table:table-cell>
          <table:table-cell office:value-type="string" calcext:value-type="string">
            <text:p>Open Dataset with parameters</text:p>
          </table:table-cell>
          <table:table-cell table:formula="of:=COUNTIF([.E90:.AQ9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0</text:p>
          </table:table-cell>
          <table:table-cell office:value-type="string" calcext:value-type="string">
            <text:p>TIBTable</text:p>
          </table:table-cell>
          <table:table-cell office:value-type="string" calcext:value-type="string">
            <text:p>Open a table</text:p>
          </table:table-cell>
          <table:table-cell table:formula="of:=COUNTIF([.E91:.AQ91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1</text:p>
          </table:table-cell>
          <table:table-cell/>
          <table:table-cell office:value-type="string" calcext:value-type="string">
            <text:p>Close a Table</text:p>
          </table:table-cell>
          <table:table-cell table:formula="of:=COUNTIF([.E92:.AQ92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2</text:p>
          </table:table-cell>
          <table:table-cell/>
          <table:table-cell office:value-type="string" calcext:value-type="string">
            <text:p>Empty Table</text:p>
          </table:table-cell>
          <table:table-cell table:formula="of:=COUNTIF([.E93:.AQ93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3</text:p>
          </table:table-cell>
          <table:table-cell/>
          <table:table-cell office:value-type="string" calcext:value-type="string">
            <text:p>Create Table using field defs</text:p>
          </table:table-cell>
          <table:table-cell table:formula="of:=COUNTIF([.E94:.AQ94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4</text:p>
          </table:table-cell>
          <table:table-cell/>
          <table:table-cell office:value-type="string" calcext:value-type="string">
            <text:p>Drop Table</text:p>
          </table:table-cell>
          <table:table-cell table:formula="of:=COUNTIF([.E95:.AQ95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5</text:p>
          </table:table-cell>
          <table:table-cell/>
          <table:table-cell office:value-type="string" calcext:value-type="string">
            <text:p>Update Row</text:p>
          </table:table-cell>
          <table:table-cell table:formula="of:=COUNTIF([.E96:.AQ96];&quot;X&quot; )" office:value-type="float" office:value="2" calcext:value-type="float">
            <text:p>2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6</text:p>
          </table:table-cell>
          <table:table-cell/>
          <table:table-cell office:value-type="string" calcext:value-type="string">
            <text:p>Append Row</text:p>
          </table:table-cell>
          <table:table-cell table:formula="of:=COUNTIF([.E97:.AQ97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7</text:p>
          </table:table-cell>
          <table:table-cell/>
          <table:table-cell office:value-type="string" calcext:value-type="string">
            <text:p>Delete Row</text:p>
          </table:table-cell>
          <table:table-cell table:formula="of:=COUNTIF([.E98:.AQ98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98</text:p>
          </table:table-cell>
          <table:table-cell office:value-type="string" calcext:value-type="string">
            <text:p>TIBStoredProc</text:p>
          </table:table-cell>
          <table:table-cell office:value-type="string" calcext:value-type="string">
            <text:p>Exec Procedure no parameters</text:p>
          </table:table-cell>
          <table:table-cell table:formula="of:=COUNTIF([.E99:.AQ99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99</text:p>
          </table:table-cell>
          <table:table-cell/>
          <table:table-cell office:value-type="string" calcext:value-type="string">
            <text:p>Exec Procedure with parameters</text:p>
          </table:table-cell>
          <table:table-cell table:formula="of:=COUNTIF([.E100:.AQ10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100</text:p>
          </table:table-cell>
          <table:table-cell/>
          <table:table-cell office:value-type="string" calcext:value-type="string">
            <text:p>Exec Procedure with results</text:p>
          </table:table-cell>
          <table:table-cell table:formula="of:=COUNTIF([.E101:.AQ101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1</text:p>
          </table:table-cell>
          <table:table-cell/>
          <table:table-cell office:value-type="string" calcext:value-type="string">
            <text:p>exec procedure in package</text:p>
          </table:table-cell>
          <table:table-cell table:formula="of:=COUNTIF([.E102:.AQ102];&quot;X&quot; )"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02</text:p>
          </table:table-cell>
          <table:table-cell office:value-type="string" calcext:value-type="string">
            <text:p>TIBUpdateSQL</text:p>
          </table:table-cell>
          <table:table-cell office:value-type="string" calcext:value-type="string">
            <text:p>Insert using generator (on new record)</text:p>
          </table:table-cell>
          <table:table-cell table:formula="of:=COUNTIF([.E103:.AQ103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3</text:p>
          </table:table-cell>
          <table:table-cell/>
          <table:table-cell office:value-type="string" calcext:value-type="string">
            <text:p>Insert using generator (on post record)</text:p>
          </table:table-cell>
          <table:table-cell table:formula="of:=COUNTIF([.E104:.AQ104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4</text:p>
          </table:table-cell>
          <table:table-cell/>
          <table:table-cell office:value-type="string" calcext:value-type="string">
            <text:p>Insert returning primary key</text:p>
          </table:table-cell>
          <table:table-cell table:formula="of:=COUNTIF([.E105:.AQ105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5</text:p>
          </table:table-cell>
          <table:table-cell/>
          <table:table-cell office:value-type="string" calcext:value-type="string">
            <text:p>Update</text:p>
          </table:table-cell>
          <table:table-cell table:formula="of:=COUNTIF([.E106:.AQ106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6</text:p>
          </table:table-cell>
          <table:table-cell/>
          <table:table-cell office:value-type="string" calcext:value-type="string">
            <text:p>Update Returning</text:p>
          </table:table-cell>
          <table:table-cell table:formula="of:=COUNTIF([.E107:.AQ107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7</text:p>
          </table:table-cell>
          <table:table-cell/>
          <table:table-cell office:value-type="string" calcext:value-type="string">
            <text:p>Delete Record</text:p>
          </table:table-cell>
          <table:table-cell table:formula="of:=COUNTIF([.E108:.AQ108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8</text:p>
          </table:table-cell>
          <table:table-cell/>
          <table:table-cell office:value-type="string" calcext:value-type="string">
            <text:p>Delete Returning</text:p>
          </table:table-cell>
          <table:table-cell table:formula="of:=COUNTIF([.E109:.AQ109];&quot;X&quot; )"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09</text:p>
          </table:table-cell>
          <table:table-cell office:value-type="string" calcext:value-type="string">
            <text:p>TIBUpdate</text:p>
          </table:table-cell>
          <table:table-cell office:value-type="string" calcext:value-type="string">
            <text:p>Update</text:p>
          </table:table-cell>
          <table:table-cell table:formula="of:=COUNTIF([.E110:.AQ110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0</text:p>
          </table:table-cell>
          <table:table-cell/>
          <table:table-cell office:value-type="string" calcext:value-type="string">
            <text:p>Insert </text:p>
          </table:table-cell>
          <table:table-cell table:formula="of:=COUNTIF([.E111:.AQ111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1</text:p>
          </table:table-cell>
          <table:table-cell/>
          <table:table-cell office:value-type="string" calcext:value-type="string">
            <text:p>Delete</text:p>
          </table:table-cell>
          <table:table-cell table:formula="of:=COUNTIF([.E112:.AQ112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2</text:p>
          </table:table-cell>
          <table:table-cell office:value-type="string" calcext:value-type="string">
            <text:p>Fields</text:p>
          </table:table-cell>
          <table:table-cell office:value-type="string" calcext:value-type="string">
            <text:p>Read Integer</text:p>
          </table:table-cell>
          <table:table-cell table:formula="of:=COUNTIF([.E113:.AQ113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13</text:p>
          </table:table-cell>
          <table:table-cell/>
          <table:table-cell office:value-type="string" calcext:value-type="string">
            <text:p>Write integer</text:p>
          </table:table-cell>
          <table:table-cell table:formula="of:=COUNTIF([.E114:.AQ114];&quot;X&quot; )" office:value-type="float" office:value="5" calcext:value-type="float">
            <text:p>5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14</text:p>
          </table:table-cell>
          <table:table-cell/>
          <table:table-cell office:value-type="string" calcext:value-type="string">
            <text:p>Read Boolean</text:p>
          </table:table-cell>
          <table:table-cell table:formula="of:=COUNTIF([.E115:.AQ115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5</text:p>
          </table:table-cell>
          <table:table-cell/>
          <table:table-cell office:value-type="string" calcext:value-type="string">
            <text:p>Write Boolean</text:p>
          </table:table-cell>
          <table:table-cell table:formula="of:=COUNTIF([.E116:.AQ116];&quot;X&quot; )" office:value-type="float" office:value="1" calcext:value-type="float">
            <text:p>1</text:p>
          </table:table-cell>
          <table:table-cell table:number-columns-repeated="21"/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TC116</text:p>
          </table:table-cell>
          <table:table-cell/>
          <table:table-cell office:value-type="string" calcext:value-type="string">
            <text:p>Read Int64</text:p>
          </table:table-cell>
          <table:table-cell table:formula="of:=COUNTIF([.E117:.AQ11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7</text:p>
          </table:table-cell>
          <table:table-cell/>
          <table:table-cell office:value-type="string" calcext:value-type="string">
            <text:p>Write Int64</text:p>
          </table:table-cell>
          <table:table-cell table:formula="of:=COUNTIF([.E118:.AQ118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8</text:p>
          </table:table-cell>
          <table:table-cell/>
          <table:table-cell office:value-type="string" calcext:value-type="string">
            <text:p>Read Float</text:p>
          </table:table-cell>
          <table:table-cell table:formula="of:=COUNTIF([.E119:.AQ11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19</text:p>
          </table:table-cell>
          <table:table-cell/>
          <table:table-cell office:value-type="string" calcext:value-type="string">
            <text:p>Write Float</text:p>
          </table:table-cell>
          <table:table-cell table:formula="of:=COUNTIF([.E120:.AQ120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0</text:p>
          </table:table-cell>
          <table:table-cell/>
          <table:table-cell office:value-type="string" calcext:value-type="string">
            <text:p>Read String</text:p>
          </table:table-cell>
          <table:table-cell table:formula="of:=COUNTIF([.E121:.AQ121];&quot;X&quot; )"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21</text:p>
          </table:table-cell>
          <table:table-cell/>
          <table:table-cell office:value-type="string" calcext:value-type="string">
            <text:p>Write String UTF8</text:p>
          </table:table-cell>
          <table:table-cell table:formula="of:=COUNTIF([.E122:.AQ122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2</text:p>
          </table:table-cell>
          <table:table-cell/>
          <table:table-cell office:value-type="string" calcext:value-type="string">
            <text:p>Write String WIN 1252</text:p>
          </table:table-cell>
          <table:table-cell table:formula="of:=COUNTIF([.E123:.AQ123];&quot;X&quot; )" office:value-type="float" office:value="1" calcext:value-type="float">
            <text:p>1</text:p>
          </table:table-cell>
          <table:table-cell table:number-columns-repeated="22"/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C123</text:p>
          </table:table-cell>
          <table:table-cell/>
          <table:table-cell office:value-type="string" calcext:value-type="string">
            <text:p>Read BCD (Currency)</text:p>
          </table:table-cell>
          <table:table-cell table:formula="of:=COUNTIF([.E124:.AQ12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4</text:p>
          </table:table-cell>
          <table:table-cell/>
          <table:table-cell office:value-type="string" calcext:value-type="string">
            <text:p>Write BCD (Currency)</text:p>
          </table:table-cell>
          <table:table-cell table:formula="of:=COUNTIF([.E125:.AQ12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5</text:p>
          </table:table-cell>
          <table:table-cell/>
          <table:table-cell office:value-type="string" calcext:value-type="string">
            <text:p>Read FmtBCD</text:p>
          </table:table-cell>
          <table:table-cell table:formula="of:=COUNTIF([.E126:.AQ126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6</text:p>
          </table:table-cell>
          <table:table-cell/>
          <table:table-cell office:value-type="string" calcext:value-type="string">
            <text:p>Write <text:s/>Fmt BCD</text:p>
          </table:table-cell>
          <table:table-cell table:formula="of:=COUNTIF([.E127:.AQ12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27</text:p>
          </table:table-cell>
          <table:table-cell/>
          <table:table-cell office:value-type="string" calcext:value-type="string">
            <text:p>Read Timestamp</text:p>
          </table:table-cell>
          <table:table-cell table:formula="of:=COUNTIF([.E128:.AQ128];&quot;X&quot; )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C128</text:p>
          </table:table-cell>
          <table:table-cell/>
          <table:table-cell office:value-type="string" calcext:value-type="string">
            <text:p>Write Timestamp</text:p>
          </table:table-cell>
          <table:table-cell table:formula="of:=COUNTIF([.E129:.AQ129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29</text:p>
          </table:table-cell>
          <table:table-cell/>
          <table:table-cell office:value-type="string" calcext:value-type="string">
            <text:p>Read Timestamp with time zone</text:p>
          </table:table-cell>
          <table:table-cell table:formula="of:=COUNTIF([.E130:.AQ13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0</text:p>
          </table:table-cell>
          <table:table-cell/>
          <table:table-cell office:value-type="string" calcext:value-type="string">
            <text:p>Write Timestamp with Time Zone</text:p>
          </table:table-cell>
          <table:table-cell table:formula="of:=COUNTIF([.E131:.AQ13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1</text:p>
          </table:table-cell>
          <table:table-cell/>
          <table:table-cell office:value-type="string" calcext:value-type="string">
            <text:p>Read UTC Timestamp</text:p>
          </table:table-cell>
          <table:table-cell table:formula="of:=COUNTIF([.E132:.AQ13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2</text:p>
          </table:table-cell>
          <table:table-cell/>
          <table:table-cell office:value-type="string" calcext:value-type="string">
            <text:p>Read Date</text:p>
          </table:table-cell>
          <table:table-cell table:formula="of:=COUNTIF([.E133:.AQ133];&quot;X&quot; )"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33</text:p>
          </table:table-cell>
          <table:table-cell/>
          <table:table-cell office:value-type="string" calcext:value-type="string">
            <text:p>Write Date</text:p>
          </table:table-cell>
          <table:table-cell table:formula="of:=COUNTIF([.E134:.AQ13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4</text:p>
          </table:table-cell>
          <table:table-cell/>
          <table:table-cell office:value-type="string" calcext:value-type="string">
            <text:p>Read Time</text:p>
          </table:table-cell>
          <table:table-cell table:formula="of:=COUNTIF([.E135:.AQ13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5</text:p>
          </table:table-cell>
          <table:table-cell/>
          <table:table-cell office:value-type="string" calcext:value-type="string">
            <text:p>Write Time</text:p>
          </table:table-cell>
          <table:table-cell table:formula="of:=COUNTIF([.E136:.AQ13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36</text:p>
          </table:table-cell>
          <table:table-cell/>
          <table:table-cell office:value-type="string" calcext:value-type="string">
            <text:p>Read Time with time zone</text:p>
          </table:table-cell>
          <table:table-cell table:formula="of:=COUNTIF([.E137:.AQ137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7</text:p>
          </table:table-cell>
          <table:table-cell/>
          <table:table-cell office:value-type="string" calcext:value-type="string">
            <text:p>Read Time with time zone (non-default date)</text:p>
          </table:table-cell>
          <table:table-cell table:formula="of:=COUNTIF([.E138:.AQ1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8</text:p>
          </table:table-cell>
          <table:table-cell/>
          <table:table-cell office:value-type="string" calcext:value-type="string">
            <text:p>Write Time with time zone (non-default date)</text:p>
          </table:table-cell>
          <table:table-cell table:formula="of:=COUNTIF([.E139:.AQ139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39</text:p>
          </table:table-cell>
          <table:table-cell/>
          <table:table-cell office:value-type="string" calcext:value-type="string">
            <text:p>Write Time with time zone</text:p>
          </table:table-cell>
          <table:table-cell table:formula="of:=COUNTIF([.E140:.AQ140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0</text:p>
          </table:table-cell>
          <table:table-cell/>
          <table:table-cell office:value-type="string" calcext:value-type="string">
            <text:p>Read UTC Time</text:p>
          </table:table-cell>
          <table:table-cell table:formula="of:=COUNTIF([.E141:.AQ14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41</text:p>
          </table:table-cell>
          <table:table-cell/>
          <table:table-cell office:value-type="string" calcext:value-type="string">
            <text:p>Read Blob</text:p>
          </table:table-cell>
          <table:table-cell table:formula="of:=COUNTIF([.E142:.AQ142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2</text:p>
          </table:table-cell>
          <table:table-cell/>
          <table:table-cell office:value-type="string" calcext:value-type="string">
            <text:p>Write Blob</text:p>
          </table:table-cell>
          <table:table-cell table:formula="of:=COUNTIF([.E143:.AQ14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3</text:p>
          </table:table-cell>
          <table:table-cell/>
          <table:table-cell office:value-type="string" calcext:value-type="string">
            <text:p>Read Memo</text:p>
          </table:table-cell>
          <table:table-cell table:formula="of:=COUNTIF([.E144:.AQ14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4</text:p>
          </table:table-cell>
          <table:table-cell/>
          <table:table-cell office:value-type="string" calcext:value-type="string">
            <text:p>Write Memo</text:p>
          </table:table-cell>
          <table:table-cell table:formula="of:=COUNTIF([.E145:.AQ145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5</text:p>
          </table:table-cell>
          <table:table-cell/>
          <table:table-cell office:value-type="string" calcext:value-type="string">
            <text:p>Read Array</text:p>
          </table:table-cell>
          <table:table-cell table:formula="of:=COUNTIF([.E146:.AQ146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6</text:p>
          </table:table-cell>
          <table:table-cell/>
          <table:table-cell office:value-type="string" calcext:value-type="string">
            <text:p>Write Array</text:p>
          </table:table-cell>
          <table:table-cell table:formula="of:=COUNTIF([.E147:.AQ147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147</text:p>
          </table:table-cell>
          <table:table-cell office:value-type="string" calcext:value-type="string">
            <text:p>IBExtract</text:p>
          </table:table-cell>
          <table:table-cell office:value-type="string" calcext:value-type="string">
            <text:p>Create Database</text:p>
          </table:table-cell>
          <table:table-cell table:formula="of:=COUNTIF([.E148:.AQ148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48</text:p>
          </table:table-cell>
          <table:table-cell/>
          <table:table-cell office:value-type="string" calcext:value-type="string">
            <text:p>Create Domain</text:p>
          </table:table-cell>
          <table:table-cell table:formula="of:=COUNTIF([.E149:.AQ14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49</text:p>
          </table:table-cell>
          <table:table-cell/>
          <table:table-cell office:value-type="string" calcext:value-type="string">
            <text:p>Create Table</text:p>
          </table:table-cell>
          <table:table-cell table:formula="of:=COUNTIF([.E150:.AQ150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0</text:p>
          </table:table-cell>
          <table:table-cell/>
          <table:table-cell office:value-type="string" calcext:value-type="string">
            <text:p>Create View</text:p>
          </table:table-cell>
          <table:table-cell table:formula="of:=COUNTIF([.E151:.AQ151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1</text:p>
          </table:table-cell>
          <table:table-cell/>
          <table:table-cell office:value-type="string" calcext:value-type="string">
            <text:p>Create Index</text:p>
          </table:table-cell>
          <table:table-cell table:formula="of:=COUNTIF([.E152:.AQ152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2</text:p>
          </table:table-cell>
          <table:table-cell/>
          <table:table-cell office:value-type="string" calcext:value-type="string">
            <text:p>Create Trigger</text:p>
          </table:table-cell>
          <table:table-cell table:formula="of:=COUNTIF([.E153:.AQ153];&quot;X&quot; )" office:value-type="float" office:value="3" calcext:value-type="float">
            <text:p>3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3</text:p>
          </table:table-cell>
          <table:table-cell/>
          <table:table-cell office:value-type="string" calcext:value-type="string">
            <text:p>Create Exception</text:p>
          </table:table-cell>
          <table:table-cell table:formula="of:=COUNTIF([.E154:.AQ154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4</text:p>
          </table:table-cell>
          <table:table-cell/>
          <table:table-cell office:value-type="string" calcext:value-type="string">
            <text:p>Create Procedure</text:p>
          </table:table-cell>
          <table:table-cell table:formula="of:=COUNTIF([.E155:.AQ155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table:number-columns-repeated="993"/>
        </table:table-row>
        <table:table-row table:style-name="ro1">
          <table:table-cell office:value-type="string" calcext:value-type="string">
            <text:p>TC155</text:p>
          </table:table-cell>
          <table:table-cell/>
          <table:table-cell office:value-type="string" calcext:value-type="string">
            <text:p>Create Sequence</text:p>
          </table:table-cell>
          <table:table-cell table:formula="of:=COUNTIF([.E156:.AQ156];&quot;X&quot; )"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6"/>
          <table:table-cell table:style-name="Default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56</text:p>
          </table:table-cell>
          <table:table-cell/>
          <table:table-cell office:value-type="string" calcext:value-type="string">
            <text:p>Create Function (External)</text:p>
          </table:table-cell>
          <table:table-cell table:formula="of:=COUNTIF([.E157:.AQ157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7</text:p>
          </table:table-cell>
          <table:table-cell/>
          <table:table-cell office:value-type="string" calcext:value-type="string">
            <text:p>Create Function (Internal)</text:p>
          </table:table-cell>
          <table:table-cell table:formula="of:=COUNTIF([.E158:.AQ15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8</text:p>
          </table:table-cell>
          <table:table-cell/>
          <table:table-cell office:value-type="string" calcext:value-type="string">
            <text:p>Grants</text:p>
          </table:table-cell>
          <table:table-cell table:formula="of:=COUNTIF([.E159:.AQ159];&quot;X&quot; )" office:value-type="float" office:value="2" calcext:value-type="float">
            <text:p>2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59</text:p>
          </table:table-cell>
          <table:table-cell/>
          <table:table-cell office:value-type="string" calcext:value-type="string">
            <text:p>Packages</text:p>
          </table:table-cell>
          <table:table-cell table:formula="of:=COUNTIF([.E160:.AQ16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0</text:p>
          </table:table-cell>
          <table:table-cell/>
          <table:table-cell office:value-type="string" calcext:value-type="string">
            <text:p>SQL Security Role</text:p>
          </table:table-cell>
          <table:table-cell table:formula="of:=COUNTIF([.E161:.AQ161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1</text:p>
          </table:table-cell>
          <table:table-cell/>
          <table:table-cell office:value-type="string" calcext:value-type="string">
            <text:p>Extract Data</text:p>
          </table:table-cell>
          <table:table-cell table:formula="of:=COUNTIF([.E162:.AQ16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2</text:p>
          </table:table-cell>
          <table:table-cell office:value-type="string" calcext:value-type="string">
            <text:p>IBXScript</text:p>
          </table:table-cell>
          <table:table-cell office:value-type="string" calcext:value-type="string">
            <text:p>Create Database</text:p>
          </table:table-cell>
          <table:table-cell table:formula="of:=COUNTIF([.E163:.AQ163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3</text:p>
          </table:table-cell>
          <table:table-cell/>
          <table:table-cell office:value-type="string" calcext:value-type="string">
            <text:p>Disconnect from Database</text:p>
          </table:table-cell>
          <table:table-cell table:formula="of:=COUNTIF([.E164:.AQ164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64</text:p>
          </table:table-cell>
          <table:table-cell/>
          <table:table-cell office:value-type="string" calcext:value-type="string">
            <text:p>Reconnect Statement</text:p>
          </table:table-cell>
          <table:table-cell table:formula="of:=COUNTIF([.E165:.AQ165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5</text:p>
          </table:table-cell>
          <table:table-cell/>
          <table:table-cell office:value-type="string" calcext:value-type="string">
            <text:p>Drop Database</text:p>
          </table:table-cell>
          <table:table-cell table:formula="of:=COUNTIF([.E166:.AQ166];&quot;X&quot; )" office:value-type="float" office:value="1" calcext:value-type="float">
            <text:p>1</text:p>
          </table:table-cell>
          <table:table-cell table:number-columns-repeated="24"/>
          <table:table-cell office:value-type="string" calcext:value-type="string">
            <text:p>X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C166</text:p>
          </table:table-cell>
          <table:table-cell/>
          <table:table-cell office:value-type="string" calcext:value-type="string">
            <text:p>Execute DDL</text:p>
          </table:table-cell>
          <table:table-cell table:formula="of:=COUNTIF([.E167:.AQ167];&quot;X&quot; 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1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7</text:p>
          </table:table-cell>
          <table:table-cell/>
          <table:table-cell office:value-type="string" calcext:value-type="string">
            <text:p>Insert Data</text:p>
          </table:table-cell>
          <table:table-cell table:formula="of:=COUNTIF([.E168:.AQ168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68</text:p>
          </table:table-cell>
          <table:table-cell/>
          <table:table-cell office:value-type="string" calcext:value-type="string">
            <text:p>Array Data</text:p>
          </table:table-cell>
          <table:table-cell table:formula="of:=COUNTIF([.E169:.AQ16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69</text:p>
          </table:table-cell>
          <table:table-cell/>
          <table:table-cell office:value-type="string" calcext:value-type="string">
            <text:p>Blob (Binary) Data</text:p>
          </table:table-cell>
          <table:table-cell table:formula="of:=COUNTIF([.E170:.AQ170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70</text:p>
          </table:table-cell>
          <table:table-cell/>
          <table:table-cell office:value-type="string" calcext:value-type="string">
            <text:p>SET Statement Processing</text:p>
          </table:table-cell>
          <table:table-cell table:formula="of:=COUNTIF([.E171:.AQ171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1</text:p>
          </table:table-cell>
          <table:table-cell/>
          <table:table-cell office:value-type="string" calcext:value-type="string">
            <text:p>Use other Line Terminator</text:p>
          </table:table-cell>
          <table:table-cell table:formula="of:=COUNTIF([.E172:.AQ172];&quot;X&quot; )"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C172</text:p>
          </table:table-cell>
          <table:table-cell/>
          <table:table-cell office:value-type="string" calcext:value-type="string">
            <text:p>Select Statement with data Output to CSV</text:p>
          </table:table-cell>
          <table:table-cell table:formula="of:=COUNTIF([.E173:.AQ173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3</text:p>
          </table:table-cell>
          <table:table-cell/>
          <table:table-cell office:value-type="string" calcext:value-type="string">
            <text:p>Select Statement with data Output to Insert Stmts</text:p>
          </table:table-cell>
          <table:table-cell table:formula="of:=COUNTIF([.E174:.AQ174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4</text:p>
          </table:table-cell>
          <table:table-cell/>
          <table:table-cell office:value-type="string" calcext:value-type="string">
            <text:p>Select Statement with data Output to Text Block</text:p>
          </table:table-cell>
          <table:table-cell table:formula="of:=COUNTIF([.E175:.AQ175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5</text:p>
          </table:table-cell>
          <table:table-cell/>
          <table:table-cell office:value-type="string" calcext:value-type="string">
            <text:p>Run Script from File</text:p>
          </table:table-cell>
          <table:table-cell table:formula="of:=COUNTIF([.E176:.AQ176];&quot;X&quot; 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6</text:p>
          </table:table-cell>
          <table:table-cell/>
          <table:table-cell office:value-type="string" calcext:value-type="string">
            <text:p>Unknown SET Statement</text:p>
          </table:table-cell>
          <table:table-cell table:formula="of:=COUNTIF([.E177:.AQ177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7</text:p>
          </table:table-cell>
          <table:table-cell/>
          <table:table-cell office:value-type="string" calcext:value-type="string">
            <text:p>Stop On First Error</text:p>
          </table:table-cell>
          <table:table-cell table:formula="of:=COUNTIF([.E178:.AQ178];&quot;X&quot; )" office:value-type="float" office:value="2" calcext:value-type="float">
            <text:p>2</text:p>
          </table:table-cell>
          <table:table-cell table:number-columns-repeated="25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78</text:p>
          </table:table-cell>
          <table:table-cell/>
          <table:table-cell office:value-type="string" calcext:value-type="string">
            <text:p>Continue after error</text:p>
          </table:table-cell>
          <table:table-cell table:formula="of:=COUNTIF([.E179:.AQ179];&quot;X&quot; )" office:value-type="float" office:value="1" calcext:value-type="float">
            <text:p>1</text:p>
          </table:table-cell>
          <table:table-cell table:number-columns-repeated="25"/>
          <table:table-cell office:value-type="string" calcext:value-type="string">
            <text:p>X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TC179</text:p>
          </table:table-cell>
          <table:table-cell office:value-type="string" calcext:value-type="string">
            <text:p>IBXServices</text:p>
          </table:table-cell>
          <table:table-cell office:value-type="string" calcext:value-type="string">
            <text:p>Connect to Server</text:p>
          </table:table-cell>
          <table:table-cell table:formula="of:=COUNTIF([.E180:.AQ180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0</text:p>
          </table:table-cell>
          <table:table-cell/>
          <table:table-cell office:value-type="string" calcext:value-type="string">
            <text:p>Connect to Database's Server</text:p>
          </table:table-cell>
          <table:table-cell table:formula="of:=COUNTIF([.E181:.AQ181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1</text:p>
          </table:table-cell>
          <table:table-cell/>
          <table:table-cell office:value-type="string" calcext:value-type="string">
            <text:p>Disconnect from Server</text:p>
          </table:table-cell>
          <table:table-cell table:formula="of:=COUNTIF([.E182:.AQ182];&quot;X&quot; )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2</text:p>
          </table:table-cell>
          <table:table-cell/>
          <table:table-cell office:value-type="string" calcext:value-type="string">
            <text:p>Use non-standard library path</text:p>
          </table:table-cell>
          <table:table-cell table:formula="of:=COUNTIF([.E183:.AQ18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3</text:p>
          </table:table-cell>
          <table:table-cell/>
          <table:table-cell office:value-type="string" calcext:value-type="string">
            <text:p>Backup Database (Client side)</text:p>
          </table:table-cell>
          <table:table-cell table:formula="of:=COUNTIF([.E184:.AQ18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4</text:p>
          </table:table-cell>
          <table:table-cell/>
          <table:table-cell office:value-type="string" calcext:value-type="string">
            <text:p>Restore Database (Client side)</text:p>
          </table:table-cell>
          <table:table-cell table:formula="of:=COUNTIF([.E185:.AQ185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4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185</text:p>
          </table:table-cell>
          <table:table-cell/>
          <table:table-cell office:value-type="string" calcext:value-type="string">
            <text:p>Backup Database (Server side)</text:p>
          </table:table-cell>
          <table:table-cell table:formula="of:=COUNTIF([.E186:.AQ186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6</text:p>
          </table:table-cell>
          <table:table-cell/>
          <table:table-cell office:value-type="string" calcext:value-type="string">
            <text:p>Restore Database (Server Side)</text:p>
          </table:table-cell>
          <table:table-cell table:formula="of:=COUNTIF([.E187:.AQ187];&quot;X&quot; 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5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187</text:p>
          </table:table-cell>
          <table:table-cell/>
          <table:table-cell office:value-type="string" calcext:value-type="string">
            <text:p>Show Server Properties</text:p>
          </table:table-cell>
          <table:table-cell table:formula="of:=COUNTIF([.E188:.AQ18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8</text:p>
          </table:table-cell>
          <table:table-cell/>
          <table:table-cell office:value-type="string" calcext:value-type="string">
            <text:p>Show Server Log</text:p>
          </table:table-cell>
          <table:table-cell table:formula="of:=COUNTIF([.E189:.AQ18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89</text:p>
          </table:table-cell>
          <table:table-cell/>
          <table:table-cell office:value-type="string" calcext:value-type="string">
            <text:p>Limbo Transaction resolution</text:p>
          </table:table-cell>
          <table:table-cell table:formula="of:=COUNTIF([.E190:.AQ19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0</text:p>
          </table:table-cell>
          <table:table-cell/>
          <table:table-cell office:value-type="string" calcext:value-type="string">
            <text:p>Show Database Online Status</text:p>
          </table:table-cell>
          <table:table-cell table:formula="of:=COUNTIF([.E191:.AQ19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1</text:p>
          </table:table-cell>
          <table:table-cell/>
          <table:table-cell office:value-type="string" calcext:value-type="string">
            <text:p>Shutdown database</text:p>
          </table:table-cell>
          <table:table-cell table:formula="of:=COUNTIF([.E192:.AQ19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2</text:p>
          </table:table-cell>
          <table:table-cell/>
          <table:table-cell office:value-type="string" calcext:value-type="string">
            <text:p>Start Database</text:p>
          </table:table-cell>
          <table:table-cell table:formula="of:=COUNTIF([.E193:.AQ19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3</text:p>
          </table:table-cell>
          <table:table-cell/>
          <table:table-cell office:value-type="string" calcext:value-type="string">
            <text:p>Database Sweep</text:p>
          </table:table-cell>
          <table:table-cell table:formula="of:=COUNTIF([.E194:.AQ19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4</text:p>
          </table:table-cell>
          <table:table-cell/>
          <table:table-cell office:value-type="string" calcext:value-type="string">
            <text:p>Add user</text:p>
          </table:table-cell>
          <table:table-cell table:formula="of:=COUNTIF([.E195:.AQ19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5</text:p>
          </table:table-cell>
          <table:table-cell/>
          <table:table-cell office:value-type="string" calcext:value-type="string">
            <text:p>Modify user</text:p>
          </table:table-cell>
          <table:table-cell table:formula="of:=COUNTIF([.E196:.AQ19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6</text:p>
          </table:table-cell>
          <table:table-cell/>
          <table:table-cell office:value-type="string" calcext:value-type="string">
            <text:p>Delete User</text:p>
          </table:table-cell>
          <table:table-cell table:formula="of:=COUNTIF([.E197:.AQ19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7</text:p>
          </table:table-cell>
          <table:table-cell/>
          <table:table-cell office:value-type="string" calcext:value-type="string">
            <text:p>Validate Database</text:p>
          </table:table-cell>
          <table:table-cell table:formula="of:=COUNTIF([.E198:.AQ19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8</text:p>
          </table:table-cell>
          <table:table-cell/>
          <table:table-cell office:value-type="string" calcext:value-type="string">
            <text:p>Online Validation</text:p>
          </table:table-cell>
          <table:table-cell table:formula="of:=COUNTIF([.E199:.AQ19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199</text:p>
          </table:table-cell>
          <table:table-cell/>
          <table:table-cell office:value-type="string" calcext:value-type="string">
            <text:p>Show Database Stats</text:p>
          </table:table-cell>
          <table:table-cell table:formula="of:=COUNTIF([.E200:.AQ200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0</text:p>
          </table:table-cell>
          <table:table-cell/>
          <table:table-cell office:value-type="string" calcext:value-type="string">
            <text:p>Activate Shadow</text:p>
          </table:table-cell>
          <table:table-cell table:formula="of:=COUNTIF([.E201:.AQ201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1</text:p>
          </table:table-cell>
          <table:table-cell/>
          <table:table-cell office:value-type="string" calcext:value-type="string">
            <text:p>Set Async Mode</text:p>
          </table:table-cell>
          <table:table-cell table:formula="of:=COUNTIF([.E202:.AQ202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2</text:p>
          </table:table-cell>
          <table:table-cell/>
          <table:table-cell office:value-type="string" calcext:value-type="string">
            <text:p>Set ReadOnly Mode</text:p>
          </table:table-cell>
          <table:table-cell table:formula="of:=COUNTIF([.E203:.AQ203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3</text:p>
          </table:table-cell>
          <table:table-cell/>
          <table:table-cell office:value-type="string" calcext:value-type="string">
            <text:p>Set No Linger</text:p>
          </table:table-cell>
          <table:table-cell table:formula="of:=COUNTIF([.E204:.AQ204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4</text:p>
          </table:table-cell>
          <table:table-cell/>
          <table:table-cell office:value-type="string" calcext:value-type="string">
            <text:p>Set SQL Dialect</text:p>
          </table:table-cell>
          <table:table-cell table:formula="of:=COUNTIF([.E205:.AQ205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5</text:p>
          </table:table-cell>
          <table:table-cell/>
          <table:table-cell office:value-type="string" calcext:value-type="string">
            <text:p>Set Sweep Interval</text:p>
          </table:table-cell>
          <table:table-cell table:formula="of:=COUNTIF([.E206:.AQ206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6</text:p>
          </table:table-cell>
          <table:table-cell/>
          <table:table-cell office:value-type="string" calcext:value-type="string">
            <text:p>Set Page Buffers</text:p>
          </table:table-cell>
          <table:table-cell table:formula="of:=COUNTIF([.E207:.AQ207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7</text:p>
          </table:table-cell>
          <table:table-cell/>
          <table:table-cell office:value-type="string" calcext:value-type="string">
            <text:p>Services User List</text:p>
          </table:table-cell>
          <table:table-cell table:formula="of:=COUNTIF([.E208:.AQ208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8</text:p>
          </table:table-cell>
          <table:table-cell/>
          <table:table-cell office:value-type="string" calcext:value-type="string">
            <text:p>Limbo Transactions List</text:p>
          </table:table-cell>
          <table:table-cell table:formula="of:=COUNTIF([.E209:.AQ209];&quot;X&quot; 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X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C209</text:p>
          </table:table-cell>
          <table:table-cell office:value-type="string" calcext:value-type="string">
            <text:p>IBSQLMonitor</text:p>
          </table:table-cell>
          <table:table-cell office:value-type="string" calcext:value-type="string">
            <text:p>Monitor DBConnect</text:p>
          </table:table-cell>
          <table:table-cell table:formula="of:=COUNTIF([.E210:.AQ210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0</text:p>
          </table:table-cell>
          <table:table-cell/>
          <table:table-cell office:value-type="string" calcext:value-type="string">
            <text:p>Monitor DB Disconnnect</text:p>
          </table:table-cell>
          <table:table-cell table:formula="of:=COUNTIF([.E211:.AQ211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1</text:p>
          </table:table-cell>
          <table:table-cell/>
          <table:table-cell office:value-type="string" calcext:value-type="string">
            <text:p>Monitor Transaction</text:p>
          </table:table-cell>
          <table:table-cell table:formula="of:=COUNTIF([.E212:.AQ212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2</text:p>
          </table:table-cell>
          <table:table-cell/>
          <table:table-cell office:value-type="string" calcext:value-type="string">
            <text:p>Monitor Prepare/Execute/Fetch</text:p>
          </table:table-cell>
          <table:table-cell table:formula="of:=COUNTIF([.E213:.AQ213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3</text:p>
          </table:table-cell>
          <table:table-cell/>
          <table:table-cell office:value-type="string" calcext:value-type="string">
            <text:p>Monitor Service Attached</text:p>
          </table:table-cell>
          <table:table-cell table:formula="of:=COUNTIF([.E214:.AQ214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4</text:p>
          </table:table-cell>
          <table:table-cell/>
          <table:table-cell office:value-type="string" calcext:value-type="string">
            <text:p>Monitor Service/Detach</text:p>
          </table:table-cell>
          <table:table-cell table:formula="of:=COUNTIF([.E215:.AQ215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5</text:p>
          </table:table-cell>
          <table:table-cell/>
          <table:table-cell office:value-type="string" calcext:value-type="string">
            <text:p>Monitor Service Query</text:p>
          </table:table-cell>
          <table:table-cell table:formula="of:=COUNTIF([.E216:.AQ216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6</text:p>
          </table:table-cell>
          <table:table-cell/>
          <table:table-cell office:value-type="string" calcext:value-type="string">
            <text:p>Monitor Service start</text:p>
          </table:table-cell>
          <table:table-cell table:formula="of:=COUNTIF([.E217:.AQ217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7</text:p>
          </table:table-cell>
          <table:table-cell/>
          <table:table-cell office:value-type="string" calcext:value-type="string">
            <text:p>Use of Trace Flags</text:p>
          </table:table-cell>
          <table:table-cell table:formula="of:=COUNTIF([.E218:.AQ218];&quot;X&quot; )" office:value-type="float" office:value="2" calcext:value-type="float">
            <text:p>2</text:p>
          </table:table-cell>
          <table:table-cell table:number-columns-repeated="12"/>
          <table:table-cell table:number-columns-repeated="2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8</text:p>
          </table:table-cell>
          <table:table-cell/>
          <table:table-cell office:value-type="string" calcext:value-type="string">
            <text:p>Monitor Separate Process</text:p>
          </table:table-cell>
          <table:table-cell table:formula="of:=COUNTIF([.E219:.AQ219];&quot;X&quot; 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C219</text:p>
          </table:table-cell>
          <table:table-cell office:value-type="string" calcext:value-type="string">
            <text:p>IBSQLParser</text:p>
          </table:table-cell>
          <table:table-cell office:value-type="string" calcext:value-type="string">
            <text:p>Select Statement Parsing</text:p>
          </table:table-cell>
          <table:table-cell table:formula="of:=COUNTIF([.E220:.AQ220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0</text:p>
          </table:table-cell>
          <table:table-cell/>
          <table:table-cell office:value-type="string" calcext:value-type="string">
            <text:p>Select with Union</text:p>
          </table:table-cell>
          <table:table-cell table:formula="of:=COUNTIF([.E221:.AQ221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1</text:p>
          </table:table-cell>
          <table:table-cell/>
          <table:table-cell office:value-type="string" calcext:value-type="string">
            <text:p>Update Where Clause</text:p>
          </table:table-cell>
          <table:table-cell table:formula="of:=COUNTIF([.E222:.AQ222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2</text:p>
          </table:table-cell>
          <table:table-cell/>
          <table:table-cell office:value-type="string" calcext:value-type="string">
            <text:p>Update Order By Clause</text:p>
          </table:table-cell>
          <table:table-cell table:formula="of:=COUNTIF([.E223:.AQ223];&quot;X&quot; )" office:value-type="float" office:value="1" calcext:value-type="float">
            <text:p>1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C223</text:p>
          </table:table-cell>
          <table:table-cell office:value-type="string" calcext:value-type="string">
            <text:p>IBCMLocalDBSupport</text:p>
          </table:table-cell>
          <table:table-cell office:value-type="string" calcext:value-type="string">
            <text:p>Open an Existing Personal Database</text:p>
          </table:table-cell>
          <table:table-cell table:formula="of:=COUNTIF([.E224:.AQ224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4</text:p>
          </table:table-cell>
          <table:table-cell/>
          <table:table-cell office:value-type="string" calcext:value-type="string">
            <text:p>Create an new Personal Database</text:p>
          </table:table-cell>
          <table:table-cell table:formula="of:=COUNTIF([.E225:.AQ225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5</text:p>
          </table:table-cell>
          <table:table-cell/>
          <table:table-cell office:value-type="string" calcext:value-type="string">
            <text:p>Create a database schema from a script</text:p>
          </table:table-cell>
          <table:table-cell table:formula="of:=COUNTIF([.E226:.AQ226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6</text:p>
          </table:table-cell>
          <table:table-cell/>
          <table:table-cell office:value-type="string" calcext:value-type="string">
            <text:p>Create a Database Schema from a backup</text:p>
          </table:table-cell>
          <table:table-cell table:formula="of:=COUNTIF([.E227:.AQ227];&quot;X&quot; )" office:value-type="float" office:value="1" calcext:value-type="float">
            <text:p>1</text:p>
          </table:table-cell>
          <table:table-cell table:number-columns-repeated="26"/>
          <table:table-cell office:value-type="string" calcext:value-type="string">
            <text:p>X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TC227</text:p>
          </table:table-cell>
          <table:table-cell/>
          <table:table-cell office:value-type="string" calcext:value-type="string">
            <text:p>Upgrade a Personal Database</text:p>
          </table:table-cell>
          <table:table-cell table:formula="of:=COUNTIF([.E228:.AQ228];&quot;X&quot; )" office:value-type="float" office:value="2" calcext:value-type="float">
            <text:p>2</text:p>
          </table:table-cell>
          <table:table-cell table:number-columns-repeated="26"/>
          <table:table-cell table:number-columns-repeated="2"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8</text:p>
          </table:table-cell>
          <table:table-cell/>
          <table:table-cell office:value-type="string" calcext:value-type="string">
            <text:p>Backup a Personal Database</text:p>
          </table:table-cell>
          <table:table-cell table:formula="of:=COUNTIF([.E229:.AQ229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29</text:p>
          </table:table-cell>
          <table:table-cell/>
          <table:table-cell office:value-type="string" calcext:value-type="string">
            <text:p>Restore a personal Database</text:p>
          </table:table-cell>
          <table:table-cell table:formula="of:=COUNTIF([.E230:.AQ230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C230</text:p>
          </table:table-cell>
          <table:table-cell/>
          <table:table-cell office:value-type="string" calcext:value-type="string">
            <text:p>Downgrade a Personal DB to a backup</text:p>
          </table:table-cell>
          <table:table-cell table:formula="of:=COUNTIF([.E231:.AQ231];&quot;X&quot; )" office:value-type="float" office:value="1" calcext:value-type="float">
            <text:p>1</text:p>
          </table:table-cell>
          <table:table-cell table:number-columns-repeated="27"/>
          <table:table-cell office:value-type="string" calcext:value-type="string">
            <text:p>X</text:p>
          </table:table-cell>
          <table:table-cell table:number-columns-repeated="992"/>
        </table:table-row>
        <table:table-row table:style-name="ro1" table:number-rows-repeated="10483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0:02:07.9133415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3:29:36.950736686</meta:creation-date>
    <meta:generator>LibreOffice/6.4.6.2$Linux_X86_64 LibreOffice_project/40$Build-2</meta:generator>
    <dc:date>2021-02-09T11:59:24.273149244</dc:date>
    <meta:editing-duration>P1DT21H28M12S</meta:editing-duration>
    <meta:editing-cycles>81</meta:editing-cycles>
    <meta:document-statistic meta:table-count="2" meta:cell-count="1395" meta:object-count="0"/>
  </office:meta>
</office:document-meta>
</file>